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AdviceBeanTests.orderedViaAnnotationFor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simple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orderedViaOrderedInterfaceFor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basePackag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AdviceBeanTests.assertOrder( Class beanType , int expected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AdviceBeanTests.findAnnotatedBeansSorts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rollerAdviceBeanTests.markerClass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deredControllerAdvice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annotation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AdviceBeanTests.constructor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fig.orderAnnotation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should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simpleControllerAdviceWithBea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orderedViaOrderedInterfaceFor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assertNotApplicable( String message , ControllerAdviceBean controllerAdvice , Class &lt; ? &gt; controller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AdviceBeanTests.shouldMatch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AdviceBeanTests.assertApplicable( String message , ControllerAdviceBean controllerAdvice , Class &lt; ? &gt; controller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AdviceBeanTests.equalsHashCodeAndToStringFor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AdviceBeanTests.basePackageValu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AdviceBeanTests.assignableTypes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AdviceBeanTests.orderedViaAnnotationFor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AdviceBeanTests.orderedWithLowestPrecedenceByDefaultFor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orderedWithLowestPrecedenceByDefaultFor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assertEqualsHashCodeAndToString( ControllerAdviceBean bean1 , ControllerAdviceBean bean2 , String to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priorityAnnotation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ordered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equalsHashCodeAndToStringFor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AdviceBeanTests.assertOrder( Object bean , int expected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BeanTests.multipl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priorityOrdered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OrderedControllerAdvice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